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ebdb" officeooo:paragraph-rsid="0017ebdb"/>
    </style:style>
    <style:style style:name="P2" style:family="paragraph" style:parent-style-name="Standard">
      <style:text-properties officeooo:rsid="001de61d" officeooo:paragraph-rsid="001de61d"/>
    </style:style>
    <style:style style:name="P3" style:family="paragraph" style:parent-style-name="Standard">
      <style:text-properties officeooo:rsid="002a1ce0" officeooo:paragraph-rsid="002a1ce0"/>
    </style:style>
    <style:style style:name="T1" style:family="text">
      <style:text-properties officeooo:rsid="001ab8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s </text:p>
      <text:p text:style-name="P1"/>
      <text:p text:style-name="P1">lotery system</text:p>
      <text:p text:style-name="P1">if no is 123 print message You have won 10 Lakh rupees</text:p>
      <text:p text:style-name="P1">if no is 1234 print message You have won 1 Lakh rupees</text:p>
      <text:p text:style-name="P3">for any other no print message Better luck next time</text:p>
      <text:p text:style-name="P1"/>
      <text:p text:style-name="P2">switch case</text:p>
      <text:p text:style-name="P2"/>
      <text:p text:style-name="P1">While, Do-while loop</text:p>
      <text:p text:style-name="P1"/>
      <text:p text:style-name="P1">* <text:s/><text:span text:style-name="T1">pyramid</text:span></text:p>
      <text:p text:style-name="P2"/>
      <text:p text:style-name="P2"/>
      <text:p text:style-name="P2">Naming conventions</text:p>
      <text:p text:style-name="P2">eclipse menus</text:p>
      <text:p text:style-name="P2">data types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4:35:23.024593970</meta:creation-date>
    <dc:date>2019-04-03T15:37:03.539258406</dc:date>
    <meta:editing-duration>PT52M25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11" meta:word-count="50" meta:character-count="267" meta:non-whitespace-character-count="226"/>
  </office:meta>
</office:document-meta>
</file>